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88b" officeooo:paragraph-rsid="0000f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Implementation of ItemType class operations</text:p>
      <text:p text:style-name="P1">// Based on Dale, et al., C++ Plus Data Structures 6/e, Chapter 3</text:p>
      <text:p text:style-name="P1"/>
      <text:p text:style-name="P1">#include &lt;iostream&gt;</text:p>
      <text:p text:style-name="P1">#include "itemtype.h"</text:p>
      <text:p text:style-name="P1"/>
      <text:p text:style-name="P1">ItemType::ItemType()</text:p>
      <text:p text:style-name="P1">{ </text:p>
      <text:p text:style-name="P1"><text:s text:c="2"/>value = 0;</text:p>
      <text:p text:style-name="P1">}</text:p>
      <text:p text:style-name="P1"/>
      <text:p text:style-name="P1">RelationType ItemType::ComparedTo(ItemType otherItem) const </text:p>
      <text:p text:style-name="P1">{</text:p>
      <text:p text:style-name="P1"><text:s text:c="2"/>if (value &lt; otherItem.value)</text:p>
      <text:p text:style-name="P1"><text:s text:c="4"/>return LESS;</text:p>
      <text:p text:style-name="P1"><text:s text:c="2"/>else if (value &gt; otherItem.value)</text:p>
      <text:p text:style-name="P1"><text:s text:c="4"/>return GREATER;</text:p>
      <text:p text:style-name="P1"><text:s text:c="2"/>else return EQUAL;</text:p>
      <text:p text:style-name="P1">}</text:p>
      <text:p text:style-name="P1"/>
      <text:p text:style-name="P1">void ItemType::Initialize(int number) </text:p>
      <text:p text:style-name="P1">{</text:p>
      <text:p text:style-name="P1"><text:s text:c="2"/>value = number;</text:p>
      <text:p text:style-name="P1">}</text:p>
      <text:p text:style-name="P1"/>
      <text:p text:style-name="P1">std::ostream&amp; operator&lt;&lt; (std::ostream&amp; out, ItemType item)</text:p>
      <text:p text:style-name="P1">{</text:p>
      <text:p text:style-name="P1"><text:s text:c="2"/>out &lt;&lt; item.value;</text:p>
      <text:p text:style-name="P1"><text:s text:c="2"/>return out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itemtype.h</text:p>
      <text:p text:style-name="P1">// Defines a generic item that contains an int</text:p>
      <text:p text:style-name="P1">// Based on Dale, et al., C++ Plus Data Structures 6/e, Chapter 3</text:p>
      <text:p text:style-name="P1"/>
      <text:p text:style-name="P1">#ifndef ITEMTYPE_H</text:p>
      <text:p text:style-name="P1">#define ITEMTYPE_H</text:p>
      <text:p text:style-name="P1"/>
      <text:p text:style-name="P1">#include &lt;iostream&gt;</text:p>
      <text:p text:style-name="P1"/>
      <text:p text:style-name="P1">enum RelationType {LESS, EQUAL, GREATER};</text:p>
      <text:p text:style-name="P1"/>
      <text:p text:style-name="P1">class ItemType </text:p>
      <text:p text:style-name="P1">{ </text:p>
      <text:p text:style-name="P1"><text:s text:c="2"/>public:</text:p>
      <text:p text:style-name="P1"><text:s text:c="3"/>// Constructor - initializes value to 0</text:p>
      <text:p text:style-name="P1"><text:s text:c="3"/>ItemType();</text:p>
      <text:p text:style-name="P1"/>
      <text:p text:style-name="P1"><text:s text:c="3"/>// Observer</text:p>
      <text:p text:style-name="P1"><text:s text:c="3"/>// Compares this item with otherItem and returns appropriate</text:p>
      <text:p text:style-name="P1"><text:s text:c="3"/>// RelationType value</text:p>
      <text:p text:style-name="P1"><text:s text:c="3"/>RelationType ComparedTo(ItemType otherItem) const; <text:s/>// REC'D: rhs operand</text:p>
      <text:p text:style-name="P1"/>
      <text:p text:style-name="P1"><text:s text:c="3"/>// Transformer - sets value to number</text:p>
      <text:p text:style-name="P1"><text:s text:c="3"/>void Initialize(int number); <text:s/>// REC'D: new item value</text:p>
      <text:p text:style-name="P1"><text:s text:c="3"/></text:p>
      <text:p text:style-name="P1"><text:s text:c="3"/>// Output operator - output the item value</text:p>
      <text:p text:style-name="P1"><text:s text:c="3"/>friend std::ostream&amp; operator&lt;&lt;</text:p>
      <text:p text:style-name="P1"><text:s text:c="6"/>(std::ostream &amp;out, <text:s/>// REC'D/P'BACK: output stream</text:p>
      <text:p text:style-name="P1"><text:s text:c="7"/>ItemType anItem); <text:s text:c="2"/>// REC'D: item to be output</text:p>
      <text:p text:style-name="P1"/>
      <text:p text:style-name="P1"><text:s text:c="2"/>private:</text:p>
      <text:p text:style-name="P1"><text:s text:c="3"/>int value; <text:s/>// item value</text:p>
      <text:p text:style-name="P1">};</text:p>
      <text:p text:style-name="P1"><text:s/></text:p>
      <text:p text:style-name="P1">#endi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38:12.657231311</meta:creation-date>
    <dc:date>2017-03-27T21:40:31.037397688</dc:date>
    <meta:editing-duration>PT2M20S</meta:editing-duration>
    <meta:editing-cycles>1</meta:editing-cycles>
    <meta:document-statistic meta:table-count="0" meta:image-count="0" meta:object-count="0" meta:page-count="3" meta:paragraph-count="53" meta:word-count="190" meta:character-count="1341" meta:non-whitespace-character-count="1115"/>
    <meta:generator>LibreOffice/5.1.6.2$Linux_X86_64 LibreOffice_project/10m0$Build-2</meta:generator>
  </office:meta>
</office:document-meta>
</file>